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7in" svg:y="0.7504in">
            <draw:object draw:notify-on-update-of-ranges="Sheet1.A5:Sheet1.A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 style:data-style-name="N2" text:time-value="11:06:21.0842805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13:11.278336211</meta:creation-date>
    <dc:date>2024-03-12T11:15:39.665870878</dc:date>
    <meta:editing-duration>PT9M54S</meta:editing-duration>
    <meta:editing-cycles>2</meta:editing-cycles>
    <meta:generator>LibreOfficeDev/24.8.0.0.alpha0$Linux_X86_64 LibreOffice_project/98fae69121093125bf0fcbcf2b783b6fa56ea4dd</meta:generator>
    <meta:document-statistic meta:table-count="1" meta:cell-count="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loext:sub-pie="true" chart:style-name="ch1">
        <chart:legend chart:legend-position="end" svg:x="15.06cm" svg:y="3.205cm" style:legend-expansion="high" chart:style-name="ch2"/>
        <chart:plot-area chart:style-name="ch3" table:cell-range-address="Sheet1.A5:Sheet1.A9" svg:x="0.35cm" svg:y="0.35cm" svg:width="14.36cm" svg:height="8.3cm">
          <chart:coordinate-region svg:x="3.695cm" svg:y="0.35cm" svg:width="8.3cm" svg:height="8.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5:Sheet1.A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5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Dev/24.8.0.0.alpha0$Linux_X86_64 LibreOffice_project/98fae69121093125bf0fcbcf2b783b6fa56ea4d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